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paragraph-properties fo:text-align="justify" style:justify-single-word="false"/>
    </style:style>
    <style:style style:name="P3" style:family="paragraph" style:parent-style-name="Standard" style:master-page-name="MP0">
      <style:paragraph-properties style:page-number="auto" fo:break-before="page"/>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rsid="000dafa6" officeooo:paragraph-rsid="000dafa6"/>
    </style:style>
    <style:style style:name="P8" style:family="paragraph" style:parent-style-name="Text_20_body">
      <style:paragraph-properties fo:text-align="justify" style:justify-single-word="false"/>
      <style:text-properties officeooo:paragraph-rsid="000c4585"/>
    </style:style>
    <style:style style:name="T1" style:family="text">
      <style:text-properties style:text-position="sub 67%"/>
    </style:style>
    <style:style style:name="T2" style:family="text">
      <style:text-properties officeooo:rsid="000c4585"/>
    </style:style>
    <style:style style:name="T3" style:family="text">
      <style:text-properties officeooo:rsid="000dafa6"/>
    </style:style>
    <style:style style:name="T4" style:family="text">
      <style:text-properties officeooo:rsid="000e449d"/>
    </style:style>
    <text:list-style style:name="L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msellek Saad<text:tab/><text:tab/><text:tab/><text:tab/><text:tab/><text:tab/><text:tab/><text:tab/><text:tab/><text:tab/>2019-2020</text:p>
      <text:p text:style-name="P1">Jacquier Samuel</text:p>
      <text:p text:style-name="P1">Lebrun Thauront Romain</text:p>
      <text:p text:style-name="P1">Lougmiri Ilyas</text:p>
      <text:p text:style-name="P1">Deneire Basile</text:p>
      <text:p text:style-name="Titre">CNA – TD11</text:p>
      <text:p text:style-name="Sous-titre">Questions</text:p>
      <text:h text:style-name="Titre_20_1" text:outline-level="1">Préliminaires</text:h>
      <text:list xml:id="list595413762" text:style-name="L1">
        <text:list-item>
          <text:p text:style-name="P4">Le LDPC est un code de la famille des codes blocs linéaires : il agit sur un grand nombre de bits à la fois. Plus il y a de bits sur lesquels on agit, plus on s’approche de la limite théorique de performance. Il est donc nécessaire de traiter de grands blocs, or cela peut être très long avec des techniques classiques de codage de canal (inversion et multiplications de matrices notamment). Le LDPC permet de baisser la complexité de ces opérations et c’est en cela qu’il s’agit d’une technique intéressante.</text:p>
        </text:list-item>
        <text:list-item>
          <text:p text:style-name="P4">LDPC (Low Density Parity Check) fait référence aux itérations de l’algorithme qui consistent à faire des tests de parité. La matrice de décodage H possède une densité basse : il y a peu de 1 par rapport à la taille de la matrice, ce qui participe d’ailleurs à réduire la complexité de l’algorithme.</text:p>
        </text:list-item>
        <text:list-item>
          <text:p text:style-name="P4">La représentation graphique met en évidence les check nodes et les variable nodes (ou bit nodes). Elle est directement liée à la matrice : pour une matrice de taille N x M, il y a :</text:p>
        </text:list-item>
      </text:list>
      <text:list xml:id="list1577286300" text:style-name="L2">
        <text:list-item>
          <text:p text:style-name="P5">N v-nodes.</text:p>
        </text:list-item>
        <text:list-item>
          <text:p text:style-name="P5">M c-nodes.</text:p>
        </text:list-item>
        <text:list-item>
          <text:p text:style-name="P5">Le v-node i est lié au c-node j SSI H<text:span text:style-name="Police_20_par_20_défaut"><text:span text:style-name="T1">i,j</text:span></text:span> = 1.</text:p>
        </text:list-item>
      </text:list>
      <text:p text:style-name="Text_20_body"><text:tab/>Cette représentation permet en outre de voir clairement les échanges de « messages » qui <text:tab/>auront lieu durant l’algorithme.</text:p>
      <text:p text:style-name="Text_20_body"/>
      <text:h text:style-name="Titre_20_1" text:outline-level="1">Études des décodeurs</text:h>
      <text:list xml:id="list4221681437" text:style-name="L3">
        <text:list-item>
          <text:p text:style-name="P6">Le décodeur hard travaille symbole par symbole, sur chaque check-node, sans prendre en compte les valeurs des autres bits.</text:p>
        </text:list-item>
      </text:list>
      <text:p text:style-name="Text_20_body">Le décodeur soft quant à lui utilise les valeurs de tous les bits à la fois car il ne travaille pas sur des valeurs décidées pour les bits mais sur des probabilités afin de ne perdre aucune information. Plus on a d’information, plus le calcul peut être efficace.</text:p>
      <text:list xml:id="list160125451832506" text:continue-numbering="true" text:style-name="L3">
        <text:list-item>
          <text:p text:style-name="P6">Ces probabilités sont des informations importantes pour avoir une correction adaptée. Le décodeur soft utilisant toutes les informations à sa disposition, sa complexité et son efficacité seront toutes deux plus optimales. En outre, si le décodeur soft fonctionne par des multiplications, il est possible d’effectuer un simple logarithme sur les valeurs des <text:soft-page-break/>probabilités afin de n’avoir à effectuer plus que des additions pour une complexité encore moindre.</text:p>
        </text:list-item>
      </text:list>
      <text:h text:style-name="Titre_20_1" text:outline-level="1">(Bonus) Évaluation des décodeurs</text:h>
      <text:p text:style-name="P2">L’évaluation des décodeurs peut se faire par la conception d’un « banc de test » Matlab. Il s’agit de générer des bits, les coder et les faire passer via un canal AWGN avec un SNR variable. Ainsi, il est possible d’imposer plusieurs conditions de fonctionnement, inclure un certain nombre d’erreurs, etc. A la sortie du canal, on place les décodeurs, et on compare avec les bits transmis afin de mesurer directement le BER. </text:p>
      <text:h text:style-name="Titre_20_1" text:outline-level="1">Fonctionnement du <text:span text:style-name="T4">décodeur </text:span>Soft</text:h>
      <text:p text:style-name="P7">Ce décodeur est un décodeur soft dans le sens où il utilise non pas la décision qui a été prise pour chaque bits mais la probabilité <text:span text:style-name="T4">pour chaque bits qu’il soit à 1</text:span>. Cette différence le rend plus performant que le décodeur hard.</text:p>
      <text:p text:style-name="P8"><text:span text:style-name="T3">Afin de documenter le fonctionnement même du décodeur Soft, le code du programme a été commenté de manière exhaustiv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meta:creation-date>2019-12-03T17:14:00Z</meta:creation-date>
    <dc:date>2019-12-19T16:01:23.983676150</dc:date>
    <meta:editing-cycles>7</meta:editing-cycles>
    <meta:editing-duration>PT1H9M30S</meta:editing-duration>
    <meta:document-statistic meta:table-count="0" meta:image-count="0" meta:object-count="0" meta:page-count="2" meta:paragraph-count="24" meta:word-count="519" meta:character-count="3012" meta:non-whitespace-character-count="2512"/>
    <meta:template xlink:type="simple" xlink:actuate="onRequest" xlink:title="" xlink:href="Normal.dotm"/>
  </office:meta>
</office:document-meta>
</file>